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6563in" fo:margin-left="-0.1417in" fo:margin-right="-0.0146in" style:page-number="auto" table:align="margins" style:writing-mode="lr-tb"/>
    </style:style>
    <style:style style:name="Table1.A" style:family="table-column">
      <style:table-column-properties style:column-width="0.6424in" style:rel-column-width="925*"/>
    </style:style>
    <style:style style:name="Table1.B" style:family="table-column">
      <style:table-column-properties style:column-width="0.9701in" style:rel-column-width="1397*"/>
    </style:style>
    <style:style style:name="Table1.C" style:family="table-column">
      <style:table-column-properties style:column-width="3.1347in" style:rel-column-width="4514*"/>
    </style:style>
    <style:style style:name="Table1.D" style:family="table-column">
      <style:table-column-properties style:column-width="1.5625in" style:rel-column-width="2250*"/>
    </style:style>
    <style:style style:name="Table1.E" style:family="table-column">
      <style:table-column-properties style:column-width="0.0188in" style:rel-column-width="27*"/>
    </style:style>
    <style:style style:name="Table1.F" style:family="table-column">
      <style:table-column-properties style:column-width="0.9083in" style:rel-column-width="1308*"/>
    </style:style>
    <style:style style:name="Table1.G" style:family="table-column">
      <style:table-column-properties style:column-width="0.4194in" style:rel-column-width="60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G1" style:family="table-cell">
      <style:table-cell-properties fo:background-color="#ffffff" fo:padding-left="0.075in" fo:padding-right="0.075in" fo:padding-top="0in" fo:padding-bottom="0in" fo:border="1pt solid #000000">
        <style:background-image/>
      </style:table-cell-properties>
    </style:style>
    <style:style style:name="Table1.2" style:family="table-row">
      <style:table-row-properties style:row-height="0.3201in" fo:keep-together="auto"/>
    </style:style>
    <style:style style:name="Table1.A2" style:family="table-cell">
      <style:table-cell-properties fo:background-color="#ffcc99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2" style:family="table-cell">
      <style:table-cell-properties fo:background-color="#ffcc99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3" style:family="table-cell">
      <style:table-cell-properties fo:background-color="#ff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4" style:family="table-cell">
      <style:table-cell-properties fo:background-color="#cc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4" style:family="table-cell">
      <style:table-cell-properties fo:background-color="#cc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6" style:family="table-cell">
      <style:table-cell-properties fo:background-color="#ffcc99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6" style:family="table-cell">
      <style:table-cell-properties fo:background-color="#ffcc99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11" style:family="table-cell">
      <style:table-cell-properties fo:background-color="#ff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1" style:family="table-cell">
      <style:table-cell-properties fo:background-color="#ff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12" style:family="table-cell">
      <style:table-cell-properties fo:background-color="#cc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2" style:family="table-cell">
      <style:table-cell-properties fo:background-color="#cc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style:line-height-at-least="0.0693in"/>
      <style:text-properties style:font-name="Century Schoolbook L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style:line-height-at-least="0.0693in" fo:text-align="end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Century Schoolbook L" fo:font-size="12pt" fo:font-weight="bold" officeooo:rsid="000c65be" officeooo:paragraph-rsid="000c65b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style:line-height-at-least="0.0693in"/>
      <style:text-properties style:font-name="Century Schoolbook L" fo:font-size="12pt" style:text-underline-style="solid" style:text-underline-width="auto" style:text-underline-color="font-color" officeooo:rsid="000d1b50" officeooo:paragraph-rsid="000d1b50" style:font-size-asian="12pt" style:font-size-complex="12pt"/>
    </style:style>
    <style:style style:name="T1" style:family="text">
      <style:text-properties officeooo:rsid="000d1b50"/>
    </style:style>
    <style:style style:name="T2" style:family="text">
      <style:text-properties officeooo:rsid="000d9e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Num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Debit <text:span text:style-name="T2">or Credit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alance</text:p>
          </table:table-cell>
          <table:table-cell table:style-name="Table1.G1" office:value-type="string">
            <text:p text:style-name="P3">.cc</text:p>
          </table:table-cell>
        </table:table-row>
        <table:table-row table:style-name="Table1.2">
          <table:table-cell table:style-name="Table1.A2" table:number-columns-spanned="5" office:value-type="string">
            <text:p text:style-name="P2">balance carried forward...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style:line-height-at-least="0.1917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21T16:41:00</meta:creation-date>
    <meta:initial-creator>lynda colon</meta:initial-creator>
    <dc:creator>Chris Koeritz</dc:creator>
    <meta:print-date>2012-08-17T13:40:45</meta:print-date>
    <dc:date>2021-10-15T00:19:50.414633459</dc:date>
    <meta:editing-cycles>19</meta:editing-cycles>
    <meta:editing-duration>PT1H1M41S</meta:editing-duration>
    <meta:generator>LibreOffice/6.4.7.2$Linux_X86_64 LibreOffice_project/40$Build-2</meta:generator>
    <meta:printed-by>Fred Hamster</meta:printed-by>
    <meta:document-statistic meta:table-count="1" meta:image-count="0" meta:object-count="0" meta:page-count="1" meta:paragraph-count="21" meta:word-count="25" meta:character-count="125" meta:non-whitespace-character-count="121"/>
    <meta:template xlink:type="simple" xlink:actuate="onRequest" xlink:title="Normal" xlink:href=""/>
  </office:meta>
</office:document-meta>
</file>